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 style:font-weight-complex="bold"/>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loext:contextual-spacing="false" fo:line-height="115%" fo:text-indent="0.5in" style:auto-text-indent="false"/>
    </style:style>
    <style:style style:name="P22"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23"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P24"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fc3b4"/>
    </style:style>
    <style:style style:name="P25"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a5f7a" officeooo:paragraph-rsid="008a5f7a"/>
    </style:style>
    <style:style style:name="P2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b8817" officeooo:paragraph-rsid="008b8817"/>
    </style:style>
    <style:style style:name="P27"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
    </style:style>
    <style:style style:name="P28"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9"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30"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31"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32"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33"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34"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5"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style:use-window-font-color="true" style:font-name="Courier New2" officeooo:rsid="009483a4" officeooo:paragraph-rsid="008b8817" fo:background-color="transparent"/>
    </style:style>
    <style:style style:name="P37"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41"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42"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43"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44"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45"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7"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T1" style:family="text">
      <style:text-properties style:font-name="Courier New2"/>
    </style:style>
    <style:style style:name="T2" style:family="text">
      <style:text-properties style:font-name-complex="Courier New"/>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fo:background-color="transparent" loext:char-shading-value="0"/>
    </style:style>
    <style:style style:name="T16" style:family="text">
      <style:text-properties style:use-window-font-color="true" style:font-name="Courier New2" officeooo:rsid="004adb75" fo:background-color="transparent" loext:char-shading-value="0"/>
    </style:style>
    <style:style style:name="T17" style:family="text">
      <style:text-properties style:use-window-font-color="true" style:font-name="Courier New2" officeooo:rsid="004e9e4c" fo:background-color="transparent" loext:char-shading-value="0"/>
    </style:style>
    <style:style style:name="T18" style:family="text">
      <style:text-properties style:use-window-font-color="true" style:font-name="Courier New2" officeooo:rsid="008423cd" fo:background-color="transparent" loext:char-shading-value="0"/>
    </style:style>
    <style:style style:name="T19" style:family="text">
      <style:text-properties style:use-window-font-color="true" style:font-name="Courier New2" officeooo:rsid="0086a031" fo:background-color="transparent" loext:char-shading-value="0"/>
    </style:style>
    <style:style style:name="T20" style:family="text">
      <style:text-properties style:use-window-font-color="true" style:font-name="Courier New2" officeooo:rsid="0087b6a6" fo:background-color="transparent" loext:char-shading-value="0"/>
    </style:style>
    <style:style style:name="T21" style:family="text">
      <style:text-properties style:use-window-font-color="true" style:font-name="Courier New2" officeooo:rsid="0088ea9f" fo:background-color="transparent" loext:char-shading-value="0"/>
    </style:style>
    <style:style style:name="T22" style:family="text">
      <style:text-properties style:use-window-font-color="true" style:font-name="Courier New2" officeooo:rsid="008a5f7a" fo:background-color="transparent" loext:char-shading-value="0"/>
    </style:style>
    <style:style style:name="T23" style:family="text">
      <style:text-properties style:use-window-font-color="true" style:font-name="Courier New2" officeooo:rsid="008aa044" fo:background-color="transparent" loext:char-shading-value="0"/>
    </style:style>
    <style:style style:name="T24" style:family="text">
      <style:text-properties style:use-window-font-color="true" style:font-name="Courier New2" officeooo:rsid="008b8817" fo:background-color="transparent" loext:char-shading-value="0"/>
    </style:style>
    <style:style style:name="T25" style:family="text">
      <style:text-properties style:use-window-font-color="true" style:font-name="Courier New2" officeooo:rsid="008d4c2b" fo:background-color="transparent" loext:char-shading-value="0"/>
    </style:style>
    <style:style style:name="T26" style:family="text">
      <style:text-properties style:use-window-font-color="true" style:font-name="Courier New2" officeooo:rsid="008e0a1b" fo:background-color="transparent" loext:char-shading-value="0"/>
    </style:style>
    <style:style style:name="T27" style:family="text">
      <style:text-properties style:use-window-font-color="true" style:font-name="Courier New2" officeooo:rsid="008fc3b4" fo:background-color="transparent" loext:char-shading-value="0"/>
    </style:style>
    <style:style style:name="T28" style:family="text">
      <style:text-properties style:use-window-font-color="true" style:font-name="Courier New2" officeooo:rsid="0093351a" fo:background-color="transparent" loext:char-shading-value="0"/>
    </style:style>
    <style:style style:name="T29" style:family="text">
      <style:text-properties style:use-window-font-color="true" style:font-name="Courier New2" officeooo:rsid="009483a4" fo:background-color="transparent" loext:char-shading-value="0"/>
    </style:style>
    <style:style style:name="T30"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31"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32"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33"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officeooo:rsid="003a5fb2"/>
    </style:style>
    <style:style style:name="T35" style:family="text">
      <style:text-properties officeooo:rsid="003ea09d"/>
    </style:style>
    <style:style style:name="T36" style:family="text">
      <style:text-properties officeooo:rsid="0046687c"/>
    </style:style>
    <style:style style:name="T37" style:family="text">
      <style:text-properties officeooo:rsid="00458dea"/>
    </style:style>
    <style:style style:name="T38" style:family="text">
      <style:text-properties officeooo:rsid="004cd7da"/>
    </style:style>
    <style:style style:name="T39" style:family="text">
      <style:text-properties officeooo:rsid="004dce12"/>
    </style:style>
    <style:style style:name="T40" style:family="text">
      <style:text-properties officeooo:rsid="005a2b81"/>
    </style:style>
    <style:style style:name="T41" style:family="text">
      <style:text-properties officeooo:rsid="005dba0a"/>
    </style:style>
    <style:style style:name="T42" style:family="text">
      <style:text-properties officeooo:rsid="005dfd85"/>
    </style:style>
    <style:style style:name="T43" style:family="text">
      <style:text-properties officeooo:rsid="006065bc"/>
    </style:style>
    <style:style style:name="T44" style:family="text">
      <style:text-properties officeooo:rsid="0064ce65"/>
    </style:style>
    <style:style style:name="T45" style:family="text">
      <style:text-properties officeooo:rsid="00656a24"/>
    </style:style>
    <style:style style:name="T46" style:family="text">
      <style:text-properties officeooo:rsid="006c2cf6"/>
    </style:style>
    <style:style style:name="T47" style:family="text">
      <style:text-properties officeooo:rsid="00783dc7"/>
    </style:style>
    <style:style style:name="T48" style:family="text">
      <style:text-properties officeooo:rsid="0079eb0c"/>
    </style:style>
    <style:style style:name="T49" style:family="text">
      <style:text-properties officeooo:rsid="007be460"/>
    </style:style>
    <style:style style:name="T50" style:family="text">
      <style:text-properties officeooo:rsid="007d9117"/>
    </style:style>
    <style:style style:name="T51" style:family="text">
      <style:text-properties officeooo:rsid="007f4a80"/>
    </style:style>
    <style:style style:name="T52" style:family="text">
      <style:text-properties officeooo:rsid="0080150c"/>
    </style:style>
    <style:style style:name="T53" style:family="text">
      <style:text-properties officeooo:rsid="0097f7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4"><text:span text:style-name="T2">Name <text:s text:c="6"/><text:tab/><text:tab/> <text:s text:c="4"/><text:tab/><text:tab/><text:tab/><text:tab/>page count </text:span><text:span text:style-name="T2"><text:page-count style:num-format="1">22</text:page-count></text:span></text:p>
      <text:p text:style-name="P4"><text:span text:style-name="T2">Street <text:s text:c="3"/><text:tab/> <text:s text:c="5"/><text:tab/><text:tab/><text:tab/><text:tab/><text:tab/>word count </text:span><text:span text:style-name="T2"><text:word-count style:num-format="1">7707</text:word-count></text:span></text:p>
      <text:p text:style-name="P4"><text:span text:style-name="T2">City, St. <text:s text:c="6"/><text:tab/><text:tab/><text:tab/><text:tab/><text:tab/><text:tab/>characters </text:span><text:span text:style-name="T2"><text:character-count style:num-format="1">39707</text:character-count></text:span></text:p>
      <text:p text:style-name="P6"/>
      <text:p text:style-name="P6"/>
      <text:p text:style-name="P6"/>
      <text:p text:style-name="P6"/>
      <text:p text:style-name="P6"/>
      <text:p text:style-name="P6"/>
      <text:p text:style-name="P6"/>
      <text:p text:style-name="P17"/>
      <text:h text:style-name="P47" text:outline-level="2">Caffeine and Sunlight</text:h>
      <text:p text:style-name="P7">By <text:span text:style-name="T10">lela_null</text:span></text:p>
      <text:h text:style-name="P38" text:outline-level="1"/>
      <text:h text:style-name="P42" text:outline-level="1"/>
      <text:h text:style-name="P42" text:outline-level="1"/>
      <text:h text:style-name="P42" text:outline-level="1"/>
      <text:h text:style-name="P42" text:outline-level="1">Table of Contents</text:h>
      <text:p text:style-name="P29"/>
      <text:p text:style-name="P20">Page 1<text:tab/>Title</text:p>
      <text:p text:style-name="P3"><text:span text:style-name="T30">Page 2<text:tab/></text:span><text:a xlink:type="simple" xlink:href="#1.Table of Contents|outline" text:style-name="Internet_20_link" text:visited-style-name="Visited_20_Internet_20_Link"><text:span text:style-name="T32">Table of Contents</text:span></text:a></text:p>
      <text:p text:style-name="P3"><text:span text:style-name="T30">Page 3<text:tab/></text:span><text:a xlink:type="simple" xlink:href="#2.Preface|outline" text:style-name="Internet_20_link" text:visited-style-name="Visited_20_Internet_20_Link"><text:span text:style-name="T32">Preface</text:span></text:a></text:p>
      <text:p text:style-name="P3"><text:span text:style-name="T30">Page 4<text:tab/></text:span><text:a xlink:type="simple" xlink:href="#3.Prologue|outline" text:style-name="Internet_20_link" text:visited-style-name="Visited_20_Internet_20_Link"><text:span text:style-name="T32">Prologue</text:span></text:a></text:p>
      <text:p text:style-name="P21"><text:span text:style-name="T30">Page 5<text:tab/></text:span><text:a xlink:type="simple" xlink:href="#20.Chapter 1 – In the Beginning...|outline" text:style-name="Internet_20_link" text:visited-style-name="Visited_20_Internet_20_Link"><text:span text:style-name="T33">Chapter 1 – In the Beginning</text:span></text:a></text:p>
      <text:p text:style-name="P22"><text:span text:style-name="T30">Page </text:span><text:span text:style-name="T31">21</text:span><text:span text:style-name="T30"><text:tab/></text:span><text:a xlink:type="simple" xlink:href="#21.Chapter 2 – There was Light...|outline" text:style-name="Internet_20_link" text:visited-style-name="Visited_20_Internet_20_Link"><text:span text:style-name="T33">Chapter 2 – There was Light</text:span></text:a></text:p>
      <text:p text:style-name="P18"/>
      <text:h text:style-name="P38" text:outline-level="1"/>
      <text:h text:style-name="P42" text:outline-level="1"/>
      <text:h text:style-name="P42" text:outline-level="1"/>
      <text:h text:style-name="P42" text:outline-level="1"/>
      <text:h text:style-name="P42" text:outline-level="1">Preface</text:h>
      <text:p text:style-name="P28"/>
      <text:p text:style-name="P19">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7" text:outline-level="1"/>
      <text:h text:style-name="P41" text:outline-level="1"/>
      <text:h text:style-name="P41" text:outline-level="1"/>
      <text:h text:style-name="P41" text:outline-level="1"/>
      <text:h text:style-name="P42" text:outline-level="1">Prologue</text:h>
      <text:p text:style-name="P28"/>
      <text:p text:style-name="P19">“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9" text:outline-level="1"/>
      <text:h text:style-name="P44" text:outline-level="1"/>
      <text:h text:style-name="P44" text:outline-level="1"/>
      <text:h text:style-name="P44" text:outline-level="1"/>
      <text:h text:style-name="P46" text:outline-level="1">Chapter 1 – In the Beginning...</text:h>
      <text:p text:style-name="P30"/>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38">few </text:span>week<text:span text:style-name="T38">s</text:span> at the hospital.</text:p>
      <text:p text:style-name="P5"><text:span text:style-name="T38">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32"><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34">What’s your favorite then?”<text:line-break/><text:tab/>“I like sausage patties with scrambled eggs.” I say standing proud knowing that I could order my own food.</text:span></text:p>
      <text:p text:style-name="P12">“<text:span text:style-name="T35">Alright, I will bring it to you when it is ready.</text:span>”</text:p>
      <text:p text:style-name="P14">I wander over a seat at a table, looking around at the other kids I realize it has been awhile since I have seen any of them. <text:span text:style-name="T36">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37">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9">from the TV stand </text:span>to the <text:span text:style-name="T39">inside of the</text:span> blanket while trying to avoid the air, I turn on the TV and flip to cartoons.</text:p>
      <text:p text:style-name="P16">I enjoy the <text:span text:style-name="T40">morning cartoons</text:span> for an hour or so before there is a knock at the door, <text:span text:style-name="T38">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5"><text:soft-page-break/><text:span text:style-name="T16"><text:tab/></text:span><text:span text:style-name="T17">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33"><text:tab/>“<text:span text:style-name="T40">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33"><text:tab/><text:span text:style-name="T41">I say, “Hello.” in hesitation.</text:span></text:p>
      <text:p text:style-name="P33"><text:tab/>“<text:span text:style-name="T41">Hey there kiddo, do you know why I’m here today?” He asks.</text:span></text:p>
      <text:p text:style-name="P33"><text:tab/>“<text:span text:style-name="T41">You want to adopt me?” I question the situation, the room is silent so even my small voice is strong sounding.</text:span></text:p>
      <text:p text:style-name="P33"><text:tab/>“<text:span text:style-name="T41">Yeah, that’s right, do you know what that means?”</text:span></text:p>
      <text:p text:style-name="P33"><text:tab/>“<text:span text:style-name="T41">That means I will live with you.” I say, not sure if the idea is exciting or terrifying.</text:span></text:p>
      <text:p text:style-name="P33"><text:tab/>“<text:span text:style-name="T41">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33"><text:tab/>“<text:span text:style-name="T42">Yes, sir.” I say looking up, more confidently.</text:span></text:p>
      <text:p text:style-name="P33"><text:tab/><text:span text:style-name="T43">Jack looks at me for a few moments, I remain steady, observing details about him, he’s light skin with almost well kept hair, some stubbly facial hair, an almost well worn dress shirt and classic </text:span><text:soft-page-break/><text:span text:style-name="T43">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33"><text:tab/>“<text:span text:style-name="T44">How old are you?” he asks after a few moments.</text:span></text:p>
      <text:p text:style-name="P33"><text:tab/>“<text:span text:style-name="T44">I’m 5 years old.” I declare with ease.</text:span></text:p>
      <text:p text:style-name="P33"><text:tab/>“<text:span text:style-name="T44">Do you have any religion?” he asks.</text:span></text:p>
      <text:p text:style-name="P33"><text:tab/>“<text:span text:style-name="T44">I don’t understand.” I answer honestly.</text:span></text:p>
      <text:p text:style-name="P33"><text:tab/><text:span text:style-name="T44">He looks up at the other staff, both are looking at him nervously. As if forgetting what he asked he looks back at me, “Who choose your clothes?”</text:span></text:p>
      <text:p text:style-name="P33"><text:tab/><text:span text:style-name="T45">A simple question, “It pajamas, I picked them out.”</text:span></text:p>
      <text:p text:style-name="P33"><text:tab/><text:span text:style-name="T45">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34">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34"><text:tab/><text:span text:style-name="T46">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46">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34"><text:tab/>“<text:span text:style-name="T47">Well this is it.” He begins, “I have talked to these nice people and they said you can come live with me.”</text:span></text:p>
      <text:p text:style-name="P34"><text:tab/><text:span text:style-name="T47">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34"><text:tab/><text:span text:style-name="T48">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34"><text:tab/><text:span text:style-name="T49">He replied “Sure.” without hesitation, he received the cube and spun it very fast and in a few moments it was all fixed the way it had been before. I didn’t know how impressive this was at the time </text:span><text:soft-page-break/><text:span text:style-name="T49">but the other staff were in awe. Nancy even did a little clap and complimented him on how impressive it was. “Here you go. It is yours to keep.”</text:span></text:p>
      <text:p text:style-name="P34"><text:tab/><text:span text:style-name="T49">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34"><text:tab/><text:span text:style-name="T50">The mood shifted slightly, </text:span>“<text:span text:style-name="T49">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34"><text:tab/><text:span text:style-name="T50">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34"><text:tab/><text:span text:style-name="T51">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34"><text:soft-page-break/><text:tab/>“<text:span text:style-name="T51">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34"><text:tab/><text:span text:style-name="T52">Jack got into the car and started it, the car was quiet. He looked at me, “I see you got your seat-belt on, good. It’s not a long drive. Ready?”<text:line-break/><text:tab/>I nodded and he drove.</text:span></text:p>
      <text:p text:style-name="P34"/>
      <text:h text:style-name="P40" text:outline-level="1"/>
      <text:h text:style-name="P45" text:outline-level="1"/>
      <text:h text:style-name="P45" text:outline-level="1"/>
      <text:h text:style-name="P45" text:outline-level="1"/>
      <text:h text:style-name="P43" text:outline-level="1">Chapter <text:span text:style-name="T52">2</text:span> – <text:span text:style-name="T52">There was Light...</text:span></text:h>
      <text:p text:style-name="P31"/>
      <text:p text:style-name="P23"><text:span text:style-name="T18">I really was a short drive later in to a place that I have never <text:s/>been before, my body was on high alert, anything that I never see</text:span><text:span text:style-name="T19">n before was like a blur in my memories and challenged me to recall any of it. </text:span><text:span text:style-name="T20">We arrive to a very nice looking house with a tall wooden fence around it. </text:span><text:span text:style-name="T21">I saw a curtain close out of the corner of my eyes and then a woman unlocked the main door that we were approaching and came out and keeled in front of me. </text:span><text:span text:style-name="T22">She was wearing a dark colored classy button up shirt and fancy looking slacks, the business look. Her hair looked dirty blonde. </text:span><text:span text:style-name="T21">She looked at me as if she was examining me. I have never seen her before so this was particularly odd.</text:span></text:p>
      <text:p text:style-name="P24"><text:span text:style-name="T21">“Hello, Lèla” she began, “I have been so excited to meet you and welcome you into our home. </text:span><text:span text:style-name="T26">My name is Alice,” </text:span><text:span text:style-name="T27">she extends her hand to greet but I just look confused, not because I don’t shake hands, it’s just a lot of stuff really fast.</text:span><text:span text:style-name="T21"> </text:span><text:span text:style-name="T27">She retracts and continues, “</text:span><text:span text:style-name="T21">Jack here has t</text:span><text:span text:style-name="T27">old me about the experienced he has had with you</text:span><text:span text:style-name="T21">. You seem like such a nice kid.” She stopped, and a smile that seem to bubb</text:span><text:span text:style-name="T22">le</text:span><text:span text:style-name="T21"> over from within spread across her face. </text:span><text:span text:style-name="T22">I say nothing, I don’t even know what I would have said. I am in the middle of two people I don’t know anything about.</text:span></text:p>
      <text:p text:style-name="P25"><text:span text:style-name="T15">I see a small shadow move from behind the curtain that also follows to the front door, a little girl with long blonde hair and a sundress with pastel color flowers on it. She was a little older than me and with no hesitation ran up to me and gave me a hard but sincere hug to welcome me. “</text:span><text:span text:style-name="T23">Come on sis, I want to show you the house!” She squeaked and grabbed my hand and nearly pulling me over to run into the house and out of sight of the other two. </text:span><text:span text:style-name="T24">The rooms were very clean and had a light polish to the many wooden pieces of furniture and were further complimented by the perfect light glow, it was not to bright, not to dim. Right inside was a large dining table and chairs neatly placed evenly along the side. “This is the table where we eat.” I tried to examine it more but my arm continued to the next room. “This is the kitchen!” she nearly screamed, “It’s where the </text:span><text:soft-page-break/><text:span text:style-name="T24">food is at.” She said normally again while letting me go to open a large refrigerator, the food diversity was unlike anything I had ever seen. The light from the fridge was an aggressive beam of light casting a shadow onto the ground behind us. She reaches in and takes out a mozzarella cheese stick for each of us. In one smooth motion she puts on in my hand, opens hers then takes a bite. I hesitate but trying to keep up I peel off the wrapper and bite into mine as well.</text:span></text:p>
      <text:p text:style-name="P26"><text:span text:style-name="T15">The door closes and </text:span><text:span text:style-name="T25">footsteps come our way. She pushes the door close and begins again but not running, but rather a happy walk eating the cheese stick slowly. </text:span><text:span text:style-name="T26">“You need to meet Mr. Smith.”</text:span></text:p>
      <text:p text:style-name="P26"><text:span text:style-name="T26">“</text:span><text:span text:style-name="T28">Who is that?” I asked trying to take in the new surroundings.</text:span></text:p>
      <text:p text:style-name="P26"><text:span text:style-name="T28">“He is the guys that helps us.” </text:span><text:span text:style-name="T29">she explains.</text:span></text:p>
      <text:p text:style-name="P36">“Oh, like Nancy?” I question but she just looks at me blankly. <text:span text:style-name="T53">It was the first real time I understood that other people did not understand everything I knew. I stood there awkwardly and she waved for me to follow h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1"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19-10-23T12:37:05.800000000</dc:date>
    <meta:editing-duration>P1DT19H13M41S</meta:editing-duration>
    <meta:editing-cycles>111</meta:editing-cycles>
    <meta:generator>LibreOffice/6.3.0.4$Windows_X86_64 LibreOffice_project/057fc023c990d676a43019934386b85b21a9ee99</meta:generator>
    <dc:subject>Science Fiction Novel</dc:subject>
    <dc:title>Glitched</dc:title>
    <meta:document-statistic meta:table-count="0" meta:image-count="0" meta:object-count="0" meta:page-count="22" meta:paragraph-count="136" meta:word-count="7707" meta:character-count="39707" meta:non-whitespace-character-count="32041"/>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